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38f" officeooo:paragraph-rsid="0000338f"/>
    </style:style>
    <style:style style:name="P2" style:family="paragraph" style:parent-style-name="Standard">
      <style:paragraph-properties fo:text-align="center" style:justify-single-word="false"/>
      <style:text-properties officeooo:rsid="0000338f" officeooo:paragraph-rsid="0000338f"/>
    </style:style>
    <style:style style:name="P3" style:family="paragraph" style:parent-style-name="Standard">
      <style:paragraph-properties fo:text-align="start" style:justify-single-word="false"/>
      <style:text-properties officeooo:rsid="0000338f" officeooo:paragraph-rsid="0000338f"/>
    </style:style>
    <style:style style:name="T1" style:family="text">
      <style:text-properties officeooo:rsid="00007690"/>
    </style:style>
    <style:style style:name="T2" style:family="text">
      <style:text-properties officeooo:rsid="00023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12/07/17</text:p>
      <text:p text:style-name="P1"/>
      <text:p text:style-name="P2">Project #4 Report</text:p>
      <text:p text:style-name="P3"/>
      <text:p text:style-name="P3"><text:tab/>For my final project I used my already created scene and updated it to improve the overall look. <text:s/>The first thing I did was add texture to my scene. <text:s/>I started off with the floors since I felt this was the easiest part to work on. <text:s/>The surface is flat so I only had to worry about the four corners of the surface to generate my texture. <text:s/>After some time looking on line I came to the textures seen in the scene. <text:s/>For the big part of the floor, I used a texture that looked like some gyms use. <text:s/>It has the bumpy texture that resembles the soft padding a lot of gyms like to use. <text:s/>For the gray walking strips I used a similar look but with more noticeable bumps. <text:s/>It looks like what my old gym used so I thought it was a great addition to the scene. <text:s/>I then updated the lifting boxes to look like the fake wood gyms place in those areas. <text:s/>I gave it some extra shininess to try and help resemble the ones that gyms tend to use.</text:p>
      <text:p text:style-name="P3"/>
      <text:p text:style-name="P3"><text:tab/>When I was done with the texturing of the floors, I moved on to making my translucent objects. <text:s/>Here I decided to remove parts from both sides of my side walls to put in glass <text:span text:style-name="T1">windows in. <text:s/>I made the entire window to take up most of the wall length wise. <text:s/>This is how my current gym has their windows on one of their walls so I decided to mimic that. <text:s/>I found a blue tint color and an amount of translucency that I feel gives the effect of windows. <text:s/>Originally it was hard to tell that the window was there and it was not just a whole in the wall unless you were looking from the outside in. <text:s/>Because of this, I added grass and a sidewalk outside the right side windows. <text:s/>I later darkened the windows, but I left the grass and sidewalk just for added looks to the scene. <text:s/>To my surprise, the windows became my favorite part of the scene. <text:s/>They are big enough to rotate around and be able to see a big part of the inside, and it reminds me of when I walk past my gym windows just before going in. <text:s/>I feel that the color and translucency I used did a pretty good job of simulating what my gym’s glass windows look like.</text:span></text:p>
      <text:p text:style-name="P3"/>
      <text:p text:style-name="P3"><text:tab/><text:span text:style-name="T1">Now that I had all the requirements done for the project, I decided to keep adding texture to my scene to get more practice in. <text:s/>I updated my code to allow me to add metal texture to my lifting bars. <text:s/>It’s a little hard to see from a distance, but the closer you get to them the more noticeable the silver metal texture is. <text:s/>This meant I had to add some texture to my weights as well since I was using my cylinder class to make them. <text:s/>I didn’t go extravagant with the texture on those since they are supposed to be a plastic-like material. <text:s/>In fact it is a little hard to tell unless you get right on the weights unless, like me, you had been staring at the old style weights for ever. <text:s/>This also meant that I had to update my disk class because I used them to be my end caps on my weight bar and my weights. <text:s/>Therefore I updated the my code to allow my disk to have texture and complete the look of the cylinder objects that needed them. <text:s/>I then added some basic texture to the walls. <text:s/>I did not want to do anything too overpowering since there is a lot going on texture wise in the scene. <text:s/>I used a basic wall texture that has subtle changes to it. <text:s/>Lastly, I added the black tarp-like texture to the top of my workout boxes that I have spread around the scene. <text:s/>This was something that I wanted to do no matter what since it was a texture that anyone going to a gym knows about. <text:s/>It also stand out a lot so I think it was a great addition to my scene.</text:span></text:p>
      <text:p text:style-name="P3"/>
      <text:p text:style-name="P3"><text:tab/><text:span text:style-name="T2">Now that I am done with the project, I honestly don’t want to be. <text:s/>These are some of the most fun assignments I have had and I really enjoyed creating and learning about it all. <text:s/>I can honestly say that in my free time I will be trying to improve on my scene, and probably try to start a new and different personal project. <text:s/>There is still lots more to it that I would like to get to kn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5:00:07.239432910</meta:creation-date>
    <dc:date>2017-12-07T16:05:26.481083721</dc:date>
    <meta:editing-duration>PT48S</meta:editing-duration>
    <meta:editing-cycles>1</meta:editing-cycles>
    <meta:document-statistic meta:table-count="0" meta:image-count="0" meta:object-count="0" meta:page-count="1" meta:paragraph-count="7" meta:word-count="781" meta:character-count="3927" meta:non-whitespace-character-count="3113"/>
    <meta:generator>LibreOffice/5.1.6.2$Linux_X86_64 LibreOffice_project/10m0$Build-2</meta:generator>
  </office:meta>
</office:document-meta>
</file>